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&quot;br-razlomci-&quot; &amp; TEXT(ROW(); &quot;000&quot;)" office:value-type="string" office:string-value="br-razlomci-001" calcext:value-type="string">
            <text:p>br-razlomci-001</text:p>
          </table:table-cell>
          <table:table-cell office:value-type="string" calcext:value-type="string">
            <text:p>Цело.</text:p>
          </table:table-cell>
        </table:table-row>
        <table:table-row table:style-name="ro1">
          <table:table-cell table:formula="of:=&quot;br-razlomci-&quot; &amp; TEXT(ROW(); &quot;000&quot;)" office:value-type="string" office:string-value="br-razlomci-002" calcext:value-type="string">
            <text:p>br-razlomci-002</text:p>
          </table:table-cell>
          <table:table-cell office:value-type="string" calcext:value-type="string">
            <text:p>Пола.</text:p>
          </table:table-cell>
        </table:table-row>
        <table:table-row table:style-name="ro1">
          <table:table-cell table:formula="of:=&quot;br-razlomci-&quot; &amp; TEXT(ROW(); &quot;000&quot;)" office:value-type="string" office:string-value="br-razlomci-003" calcext:value-type="string">
            <text:p>br-razlomci-003</text:p>
          </table:table-cell>
          <table:table-cell office:value-type="string" calcext:value-type="string">
            <text:p>Половина.</text:p>
          </table:table-cell>
        </table:table-row>
        <table:table-row table:style-name="ro1">
          <table:table-cell table:formula="of:=&quot;br-razlomci-&quot; &amp; TEXT(ROW(); &quot;000&quot;)" office:value-type="string" office:string-value="br-razlomci-004" calcext:value-type="string">
            <text:p>br-razlomci-004</text:p>
          </table:table-cell>
          <table:table-cell office:value-type="string" calcext:value-type="string">
            <text:p>Трећина.</text:p>
          </table:table-cell>
        </table:table-row>
        <table:table-row table:style-name="ro1">
          <table:table-cell table:formula="of:=&quot;br-razlomci-&quot; &amp; TEXT(ROW(); &quot;000&quot;)" office:value-type="string" office:string-value="br-razlomci-005" calcext:value-type="string">
            <text:p>br-razlomci-005</text:p>
          </table:table-cell>
          <table:table-cell office:value-type="string" calcext:value-type="string">
            <text:p>Четвртина.</text:p>
          </table:table-cell>
        </table:table-row>
        <table:table-row table:style-name="ro1">
          <table:table-cell table:formula="of:=&quot;br-razlomci-&quot; &amp; TEXT(ROW(); &quot;000&quot;)" office:value-type="string" office:string-value="br-razlomci-006" calcext:value-type="string">
            <text:p>br-razlomci-006</text:p>
          </table:table-cell>
          <table:table-cell office:value-type="string" calcext:value-type="string">
            <text:p>Петина.</text:p>
          </table:table-cell>
        </table:table-row>
        <table:table-row table:style-name="ro1">
          <table:table-cell table:formula="of:=&quot;br-razlomci-&quot; &amp; TEXT(ROW(); &quot;000&quot;)" office:value-type="string" office:string-value="br-razlomci-007" calcext:value-type="string">
            <text:p>br-razlomci-007</text:p>
          </table:table-cell>
          <table:table-cell office:value-type="string" calcext:value-type="string">
            <text:p>Шестина.</text:p>
          </table:table-cell>
        </table:table-row>
        <table:table-row table:style-name="ro1">
          <table:table-cell table:formula="of:=&quot;br-razlomci-&quot; &amp; TEXT(ROW(); &quot;000&quot;)" office:value-type="string" office:string-value="br-razlomci-008" calcext:value-type="string">
            <text:p>br-razlomci-008</text:p>
          </table:table-cell>
          <table:table-cell office:value-type="string" calcext:value-type="string">
            <text:p>Седмина.</text:p>
          </table:table-cell>
        </table:table-row>
        <table:table-row table:style-name="ro1">
          <table:table-cell table:formula="of:=&quot;br-razlomci-&quot; &amp; TEXT(ROW(); &quot;000&quot;)" office:value-type="string" office:string-value="br-razlomci-009" calcext:value-type="string">
            <text:p>br-razlomci-009</text:p>
          </table:table-cell>
          <table:table-cell office:value-type="string" calcext:value-type="string">
            <text:p>Осмина.</text:p>
          </table:table-cell>
        </table:table-row>
        <table:table-row table:style-name="ro1">
          <table:table-cell table:formula="of:=&quot;br-razlomci-&quot; &amp; TEXT(ROW(); &quot;000&quot;)" office:value-type="string" office:string-value="br-razlomci-010" calcext:value-type="string">
            <text:p>br-razlomci-010</text:p>
          </table:table-cell>
          <table:table-cell office:value-type="string" calcext:value-type="string">
            <text:p>Деветина.</text:p>
          </table:table-cell>
        </table:table-row>
        <table:table-row table:style-name="ro1">
          <table:table-cell table:formula="of:=&quot;br-razlomci-&quot; &amp; TEXT(ROW(); &quot;000&quot;)" office:value-type="string" office:string-value="br-razlomci-011" calcext:value-type="string">
            <text:p>br-razlomci-011</text:p>
          </table:table-cell>
          <table:table-cell office:value-type="string" calcext:value-type="string">
            <text:p>Десетина.</text:p>
          </table:table-cell>
        </table:table-row>
        <table:table-row table:style-name="ro1">
          <table:table-cell table:formula="of:=&quot;br-razlomci-&quot; &amp; TEXT(ROW(); &quot;000&quot;)" office:value-type="string" office:string-value="br-razlomci-012" calcext:value-type="string">
            <text:p>br-razlomci-012</text:p>
          </table:table-cell>
          <table:table-cell office:value-type="string" calcext:value-type="string">
            <text:p>Стотина.</text:p>
          </table:table-cell>
        </table:table-row>
        <table:table-row table:style-name="ro1">
          <table:table-cell table:formula="of:=&quot;br-razlomci-&quot; &amp; TEXT(ROW(); &quot;000&quot;)" office:value-type="string" office:string-value="br-razlomci-013" calcext:value-type="string">
            <text:p>br-razlomci-013</text:p>
          </table:table-cell>
          <table:table-cell office:value-type="string" calcext:value-type="string">
            <text:p>Једна половина.</text:p>
          </table:table-cell>
        </table:table-row>
        <table:table-row table:style-name="ro1">
          <table:table-cell table:formula="of:=&quot;br-razlomci-&quot; &amp; TEXT(ROW(); &quot;000&quot;)" office:value-type="string" office:string-value="br-razlomci-014" calcext:value-type="string">
            <text:p>br-razlomci-014</text:p>
          </table:table-cell>
          <table:table-cell office:value-type="string" calcext:value-type="string">
            <text:p>Две половине.</text:p>
          </table:table-cell>
        </table:table-row>
        <table:table-row table:style-name="ro1">
          <table:table-cell table:formula="of:=&quot;br-razlomci-&quot; &amp; TEXT(ROW(); &quot;000&quot;)" office:value-type="string" office:string-value="br-razlomci-015" calcext:value-type="string">
            <text:p>br-razlomci-015</text:p>
          </table:table-cell>
          <table:table-cell office:value-type="string" calcext:value-type="string">
            <text:p>Једна трећина.</text:p>
          </table:table-cell>
        </table:table-row>
        <table:table-row table:style-name="ro1">
          <table:table-cell table:formula="of:=&quot;br-razlomci-&quot; &amp; TEXT(ROW(); &quot;000&quot;)" office:value-type="string" office:string-value="br-razlomci-016" calcext:value-type="string">
            <text:p>br-razlomci-016</text:p>
          </table:table-cell>
          <table:table-cell office:value-type="string" calcext:value-type="string">
            <text:p>Две трећине.</text:p>
          </table:table-cell>
        </table:table-row>
        <table:table-row table:style-name="ro1">
          <table:table-cell table:formula="of:=&quot;br-razlomci-&quot; &amp; TEXT(ROW(); &quot;000&quot;)" office:value-type="string" office:string-value="br-razlomci-017" calcext:value-type="string">
            <text:p>br-razlomci-017</text:p>
          </table:table-cell>
          <table:table-cell office:value-type="string" calcext:value-type="string">
            <text:p>Три трећине.</text:p>
          </table:table-cell>
        </table:table-row>
        <table:table-row table:style-name="ro1">
          <table:table-cell table:formula="of:=&quot;br-razlomci-&quot; &amp; TEXT(ROW(); &quot;000&quot;)" office:value-type="string" office:string-value="br-razlomci-018" calcext:value-type="string">
            <text:p>br-razlomci-018</text:p>
          </table:table-cell>
          <table:table-cell office:value-type="string" calcext:value-type="string">
            <text:p>Једна четвртина.</text:p>
          </table:table-cell>
        </table:table-row>
        <table:table-row table:style-name="ro1">
          <table:table-cell table:formula="of:=&quot;br-razlomci-&quot; &amp; TEXT(ROW(); &quot;000&quot;)" office:value-type="string" office:string-value="br-razlomci-019" calcext:value-type="string">
            <text:p>br-razlomci-019</text:p>
          </table:table-cell>
          <table:table-cell office:value-type="string" calcext:value-type="string">
            <text:p>Две четвртине.</text:p>
          </table:table-cell>
        </table:table-row>
        <table:table-row table:style-name="ro1">
          <table:table-cell table:formula="of:=&quot;br-razlomci-&quot; &amp; TEXT(ROW(); &quot;000&quot;)" office:value-type="string" office:string-value="br-razlomci-020" calcext:value-type="string">
            <text:p>br-razlomci-020</text:p>
          </table:table-cell>
          <table:table-cell office:value-type="string" calcext:value-type="string">
            <text:p>Три четвртине.</text:p>
          </table:table-cell>
        </table:table-row>
        <table:table-row table:style-name="ro1">
          <table:table-cell table:formula="of:=&quot;br-razlomci-&quot; &amp; TEXT(ROW(); &quot;000&quot;)" office:value-type="string" office:string-value="br-razlomci-021" calcext:value-type="string">
            <text:p>br-razlomci-021</text:p>
          </table:table-cell>
          <table:table-cell office:value-type="string" calcext:value-type="string">
            <text:p>Четири четвртине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sr-Latn-RS" fo:language="sr" fo:script="Latn" fo:country="R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.00.0000</text:date>, <text:time style:data-style-name="N2" text:time-value="16:30:40.4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5:36:22.512000000</meta:creation-date>
    <dc:date>2024-02-23T16:31:08.708000000</dc:date>
    <meta:editing-duration>PT5M36S</meta:editing-duration>
    <meta:editing-cycles>3</meta:editing-cycles>
    <meta:generator>LibreOffice/7.5.9.2$Windows_X86_64 LibreOffice_project/cdeefe45c17511d326101eed8008ac4092f278a9</meta:generator>
    <meta:document-statistic meta:table-count="1" meta:cell-count="42" meta:object-count="0"/>
  </office:meta>
</office:document-meta>
</file>